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text-properties officeooo:rsid="00186faf" officeooo:paragraph-rsid="00186faf"/>
    </style:style>
    <style:style style:name="P2" style:family="paragraph" style:parent-style-name="Standard">
      <style:text-properties officeooo:rsid="00186faf" officeooo:paragraph-rsid="00186faf" fo:background-color="#ffffff"/>
    </style:style>
    <style:style style:name="P3" style:family="paragraph" style:parent-style-name="Standard">
      <style:text-properties style:font-name="Liberation Serif" fo:font-size="12pt" officeooo:rsid="001ba1ae" officeooo:paragraph-rsid="001ba1ae" fo:background-color="#ffffff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bcb12" officeooo:paragraph-rsid="001bcb12" fo:background-color="#ffffff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1d1bb7" officeooo:paragraph-rsid="001d1bb7" fo:background-color="#ffffff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186faf" officeooo:paragraph-rsid="00186faf" fo:background-color="#ffffff" style:font-size-asian="12pt" style:font-size-complex="12pt"/>
    </style:style>
    <style:style style:name="P7" style:family="paragraph" style:parent-style-name="Standard">
      <style:text-properties officeooo:paragraph-rsid="00190a06"/>
    </style:style>
    <style:style style:name="T1" style:family="text">
      <style:text-properties officeooo:rsid="00186faf"/>
    </style:style>
    <style:style style:name="T2" style:family="text">
      <style:text-properties fo:background-color="#ffffd7" loext:char-shading-value="0"/>
    </style:style>
    <style:style style:name="T3" style:family="text">
      <style:text-properties fo:font-variant="normal" fo:text-transform="none" fo:color="#292929" loext:opacity="100%" fo:letter-spacing="normal" fo:font-style="normal" fo:font-weight="normal"/>
    </style:style>
    <style:style style:name="T4" style:family="text">
      <style:text-properties fo:font-variant="normal" fo:text-transform="none" fo:color="#292929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officeooo:rsid="00190a06"/>
    </style:style>
    <style:style style:name="T6" style:family="text">
      <style:text-properties officeooo:rsid="001aea8a"/>
    </style:style>
    <style:style style:name="T7" style:family="text">
      <style:text-properties officeooo:rsid="001ba1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s the “depends_on” does not work with swarm I need 4 swarm.yaml, each for a specific component. The order to deploy the yaml files is:</text:span></text:p>
      <text:p text:style-name="Standard"><text:span text:style-name="T6">1 </text:span>- <text:span text:style-name="T1">zk.yaml (deploy the zookeeper cluster + the kafka_manager)</text:span></text:p>
      <text:p text:style-name="Standard"><text:span text:style-name="T6">2 </text:span>- <text:span text:style-name="T1">kafka.yaml (deploy the kafka cluster)</text:span></text:p>
      <text:p text:style-name="Standard"><text:span text:style-name="T6">3 </text:span>- <text:span text:style-name="T1">registry.yaml (deploy the registry cluster)</text:span></text:p>
      <text:p text:style-name="Standard"><text:span text:style-name="T6">4 </text:span>- <text:span text:style-name="T1">app.yaml (deploy the app containers, as the will need to connect to the cluster and registry they must be deploy at the end)</text:span></text:p>
      <text:p text:style-name="Standard"/>
      <text:p text:style-name="P1">As each deployment will need to communicate each other they must be in the same network, so it must be created first and each deployment operating into this network.</text:p>
      <text:p text:style-name="P1">docker network create --driver=overlay --attachable prod</text:p>
      <text:p text:style-name="P1"/>
      <text:p text:style-name="P7"><text:span text:style-name="T1">Ideally at least 3 replicas(include 3zk + 3kafka + 3registry) should be deploy, each instance should be fix to a specific node(the swarm should operate with 3nodes, </text:span><text:span text:style-name="T5">each promoted “</text:span><text:span text:style-name="T4">docker node promote node-1</text:span><text:span text:style-name="T5">”</text:span><text:span text:style-name="T1">)</text:span></text:p>
      <text:p text:style-name="P1"><text:s/>deploy:</text:p>
      <text:p text:style-name="P1"><text:s text:c="6"/>mode: global</text:p>
      <text:p text:style-name="P1"><text:s text:c="6"/>placement:</text:p>
      <text:p text:style-name="P1"><text:s text:c="7"/><text:span text:style-name="T2"><text:s/>constraints: [node.labels.rabbitmq2 == true]</text:span></text:p>
      <text:p text:style-name="P1"><text:span text:style-name="T2"/></text:p>
      <text:p text:style-name="P2"><text:span text:style-name="T7">T</text:span>he node label can be declare like so<text:span text:style-name="T6">(took rabbitmqX from another tutos, kafkaX would have been a better choice...)</text:span>:</text:p>
      <text:p text:style-name="P6"><text:span text:style-name="T3">docker node update --label-add rabbitmq1=true node-1<text:line-break/>docker node update --label-add rabbitmq2=true node-2<text:line-break/>docker node update --label-add rabbitmq3=true node-3</text:span></text:p>
      <text:p text:style-name="P6"><text:span text:style-name="T3"/></text:p>
      <text:p text:style-name="P3"><text:span text:style-name="T3">Each volume must be in its own directory, at the oposite of docker-compose which set the sub-folder if it does not exist, with swarm all directories must be created prior deployment. Note that kafka create a lot logs into the volumes, so in the case of Digital-Ocean each node should have additional attached block storage(which are extensible) to avoid disk space problemes.</text:span></text:p>
      <text:p text:style-name="P3"><text:span text:style-name="T3"/></text:p>
      <text:p text:style-name="P3"><text:span text:style-name="T3">Note in this deployment the kafka nodes are communicating without ssl, using ssl would be better…</text:span></text:p>
      <text:p text:style-name="P5"><text:span text:style-name="T3">As well all the containers are run as root, not that good but otherwise it does not works. Try to look for a solution...</text:span></text:p>
      <text:p text:style-name="P3"><text:span text:style-name="T3"/></text:p>
      <text:p text:style-name="P4"><text:span text:style-name="T3">However this deployment works great…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<text:s text:c="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3:25:42.432368771</meta:creation-date>
    <meta:generator>LibreOffice/7.5.1.2$Linux_X86_64 LibreOffice_project/50$Build-2</meta:generator>
    <dc:date>2023-04-09T13:51:27.009529337</dc:date>
    <meta:editing-duration>PT25M42S</meta:editing-duration>
    <meta:editing-cycles>7</meta:editing-cycles>
    <meta:document-statistic meta:table-count="0" meta:image-count="0" meta:object-count="0" meta:page-count="1" meta:paragraph-count="19" meta:word-count="299" meta:character-count="1841" meta:non-whitespace-character-count="1542"/>
  </office:meta>
</office:document-meta>
</file>